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2730e" officeooo:paragraph-rsid="0012730e"/>
    </style:style>
    <style:style style:name="P2" style:family="paragraph" style:parent-style-name="Text_20_body">
      <style:text-properties officeooo:rsid="00150831" officeooo:paragraph-rsid="00150831"/>
    </style:style>
    <style:style style:name="P3" style:family="paragraph" style:parent-style-name="Text_20_body">
      <style:text-properties officeooo:rsid="0012730e" officeooo:paragraph-rsid="0012730e" fo:background-color="#99ff66"/>
    </style:style>
    <style:style style:name="P4" style:family="paragraph" style:parent-style-name="Text_20_body">
      <style:text-properties officeooo:rsid="00150831" officeooo:paragraph-rsid="00150831" fo:background-color="#99ff66"/>
    </style:style>
    <style:style style:name="P5" style:family="paragraph" style:parent-style-name="Text_20_body">
      <style:text-properties officeooo:rsid="00243afc" officeooo:paragraph-rsid="00243afc" fo:background-color="#99ff66"/>
    </style:style>
    <style:style style:name="P6" style:family="paragraph" style:parent-style-name="Text_20_body">
      <style:text-properties officeooo:rsid="003291ca" officeooo:paragraph-rsid="003291ca" fo:background-color="#99ff66"/>
    </style:style>
    <style:style style:name="P7" style:family="paragraph" style:parent-style-name="Text_20_body">
      <style:text-properties officeooo:rsid="0022a079" officeooo:paragraph-rsid="0022a079"/>
    </style:style>
    <style:style style:name="P8" style:family="paragraph" style:parent-style-name="Text_20_body">
      <style:text-properties officeooo:rsid="00255033" officeooo:paragraph-rsid="00255033"/>
    </style:style>
    <style:style style:name="P9" style:family="paragraph" style:parent-style-name="Text_20_body">
      <style:text-properties officeooo:rsid="0013a100" officeooo:paragraph-rsid="0013a100"/>
    </style:style>
    <style:style style:name="P10" style:family="paragraph" style:parent-style-name="Text_20_body">
      <style:text-properties officeooo:rsid="002dcbe8" officeooo:paragraph-rsid="002dcbe8"/>
    </style:style>
    <style:style style:name="P11" style:family="paragraph" style:parent-style-name="Text_20_body">
      <style:text-properties officeooo:rsid="002eb085" officeooo:paragraph-rsid="0030980a" fo:background-color="transparent"/>
    </style:style>
    <style:style style:name="P12" style:family="paragraph" style:parent-style-name="Text_20_body">
      <style:text-properties officeooo:paragraph-rsid="0030980a"/>
    </style:style>
    <style:style style:name="P13" style:family="paragraph" style:parent-style-name="Text_20_body">
      <style:text-properties officeooo:paragraph-rsid="002eb085" fo:background-color="#99ff66"/>
    </style:style>
    <style:style style:name="T1" style:family="text">
      <style:text-properties officeooo:rsid="0013a100"/>
    </style:style>
    <style:style style:name="T2" style:family="text">
      <style:text-properties fo:background-color="#99ff66" loext:char-shading-value="0"/>
    </style:style>
    <style:style style:name="T3" style:family="text">
      <style:text-properties officeooo:rsid="00243afc" fo:background-color="#99ff66" loext:char-shading-value="0"/>
    </style:style>
    <style:style style:name="T4" style:family="text">
      <style:text-properties officeooo:rsid="0022e8ce"/>
    </style:style>
    <style:style style:name="T5" style:family="text">
      <style:text-properties officeooo:rsid="00261e24"/>
    </style:style>
    <style:style style:name="T6" style:family="text">
      <style:text-properties officeooo:rsid="002d8938"/>
    </style:style>
    <style:style style:name="T7" style:family="text">
      <style:text-properties officeooo:rsid="002eb085" fo:background-color="transparent" loext:char-shading-value="0"/>
    </style:style>
    <style:style style:name="T8" style:family="text">
      <style:text-properties officeooo:rsid="0030980a" fo:background-color="transparent" loext:char-shading-value="0"/>
    </style:style>
    <style:style style:name="T9" style:family="text">
      <style:text-properties officeooo:rsid="0030cb59" fo:background-color="transparent" loext:char-shading-value="0"/>
    </style:style>
    <style:style style:name="T10" style:family="text">
      <style:text-properties officeooo:rsid="0030cb59"/>
    </style:style>
    <style:style style:name="T11" style:family="text">
      <style:text-properties officeooo:rsid="002eb085"/>
    </style:style>
    <style:style style:name="T12" style:family="text">
      <style:text-properties officeooo:rsid="003098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stion Emprunt et Réservation de Matériel (GERM)</text:p>
      <text:p text:style-name="Text_20_body"/>
      <text:h text:style-name="Heading_20_1" text:outline-level="1">Objectif général :</text:h>
      <text:p text:style-name="P1">Avoir une appli web permettant de gérer l’emprunt et la réservation de matériel au sein d’une coopérative d’outil.</text:p>
      <text:p text:style-name="P1"/>
      <text:h text:style-name="Heading_20_1" text:outline-level="1">Détail :</text:h>
      <text:p text:style-name="P3">Il existe deux type d’utilisateurs : les usagers et les administrateurs <text:span text:style-name="T4">(modérateurs)</text:span>.</text:p>
      <text:p text:style-name="P3">Un utilisateur a accès à la liste du matériel géré par la coopérative.</text:p>
      <text:p text:style-name="P3">Ce matériel peut être empruntable ou non (si en cours de réparation par exemple). Défini par un administrateur.</text:p>
      <text:p text:style-name="P3">Un utilisateur peut réserver un outil pour une période donnée (choix date de début, date de fin).</text:p>
      <text:p text:style-name="P3">Un utilisateur doit signaler via une action (bouton), quand il pars avec l’outil emprunté.</text:p>
      <text:p text:style-name="P1"><text:span text:style-name="T2">Un utilisateur doit signaler via une action (bouton), quand il rends l’outil </text:span>(choix de la date : aujourd’hui ou une date antérieure)</text:p>
      <text:p text:style-name="P3">Chaque matériel a une fiche descriptive contenant : le nom, la catégorie, l’identifiant, <text:span text:style-name="T1">l’emplacement,</text:span> un texte descriptif. Renseigné par un administrateur. (identifiant en fonction de la catégorie)</text:p>
      <text:p text:style-name="P3">Chaque catégorie détermine les premiers caractères des identifiants, exemple : électro portatif : EL01, EL02, …</text:p>
      <text:p text:style-name="P1"><text:span text:style-name="T2">Quand on crée un outil, on peut choisir l’identification automatique : repartir du numéro le plus élevé (EL22 après EL21)</text:span>.</text:p>
      <text:p text:style-name="P3">Un utilisateur peut ajouter un commentaire sur la fiche matériel.</text:p>
      <text:p text:style-name="P1">Sur la fiche outil, un calendrier affiche de manière graphique les disponibilités.</text:p>
      <text:p text:style-name="P2"><text:span text:style-name="T2">Chaque utilisateur a une fiche avec nom, prénom, commune de résidence, numéro de téléphone.</text:span> Cette fiche est accessible à tous.</text:p>
      <text:p text:style-name="P4">Sur la fiche outil, on peut voir des informations sur les réservations passées, en cours, et futures. Avec les dates et le nom de l’emprunteur. Un lien permet d’afficher ses informations.</text:p>
      <text:p text:style-name="P9">Une page de statistiques indique le matériel le plus emprunté (nombre d’emprunts, durée), la durée moyenne d’emprunt, durée moyenne de réservation, etc etc.</text:p>
      <text:p text:style-name="P10">Une page indique le matériel en cours de réservation, en cours d’emprunt, non cloturé.</text:p>
      <text:p text:style-name="P7"><text:soft-page-break/>Si un utilisateur n’a pas signalé le retour de l’outil après la date de retour indiquée lors de la réservation, un mail lui est automatiquement envoyé (peut être aussi des mails de rappels?)</text:p>
      <text:p text:style-name="P5">Un utilisateur peut supprimer une réservation si l’emprunt n’a pas été effectué.</text:p>
      <text:p text:style-name="P11"><text:span text:style-name="T3">Un modérateur peut créer</text:span><text:span text:style-name="T2"> / modifier / supprimer une catégorie</text:span></text:p>
      <text:p text:style-name="P13"><text:span text:style-name="T11">un </text:span><text:span text:style-name="T12">modérateur</text:span><text:span text:style-name="T11"> peut créer / </text:span><text:span text:style-name="T10">modifier / supprimer</text:span><text:span text:style-name="T11"> un emplacement</text:span></text:p>
      <text:p text:style-name="P6"><text:span text:style-name="T11">u</text:span>n modérateur peut supprimer du matériel</text:p>
      <text:p text:style-name="P12">Bonus : un <text:span text:style-name="T8">modérateur</text:span> peut procéder à la réservation / emprunt / retour de n’importe quel utilisateur.</text:p>
      <text:p text:style-name="P8">A faire : Améliorer la gestion des droits utilisateurs <text:span text:style-name="T5">au niveau back-end pour plus de sécurité </text:span><text:span text:style-name="T6">(groupes, permission pour chaque vue, etc)</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8T09:30:40.793726988</meta:creation-date>
    <dc:date>2024-02-05T15:48:12.878220645</dc:date>
    <meta:editing-duration>P1DT9H26M44S</meta:editing-duration>
    <meta:editing-cycles>24</meta:editing-cycles>
    <meta:generator>LibreOffice/6.4.7.2$Linux_X86_64 LibreOffice_project/40$Build-2</meta:generator>
    <meta:document-statistic meta:table-count="0" meta:image-count="0" meta:object-count="0" meta:page-count="2" meta:paragraph-count="26" meta:word-count="409" meta:character-count="2582" meta:non-whitespace-character-count="2199"/>
  </office:meta>
</office:document-meta>
</file>